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ae6d" officeooo:paragraph-rsid="000eae6d"/>
    </style:style>
    <style:style style:name="P2" style:family="paragraph" style:parent-style-name="Standard">
      <style:paragraph-properties fo:text-align="center" style:justify-single-word="false"/>
      <style:text-properties officeooo:rsid="000eae6d" officeooo:paragraph-rsid="000ea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rry</text:p>
      <text:p text:style-name="P2"/>
      <text:p text:style-name="P2">by Kyle Eggleston</text:p>
      <text:p text:style-name="P1"/>
      <text:p text:style-name="P1">"What did you say?" Joe asked.</text:p>
      <text:p text:style-name="P1"/>
      <text:p text:style-name="P1">Sam blushed and replied. "I'm sorry."</text:p>
      <text:p text:style-name="P1"/>
      <text:p text:style-name="P1">Joe stood and paced around the apartment. Sorry. She was sorry. She was sorry?! Now? Now she was sorry! He scoffed at the apology. How dare she be sorry this late in the game. She should have been sorry months ago. She should have been sorry before any of this had ever happened.</text:p>
      <text:p text:style-name="P1"/>
      <text:p text:style-name="P1">"You're sorry." Joe confirmed.</text:p>
      <text:p text:style-name="P1"/>
      <text:p text:style-name="P1">Sam nodded. "Yeah."</text:p>
      <text:p text:style-name="P1"/>
      <text:p text:style-name="P1">He stopped pacing around like a caged animal. Here she was telling him she was sorry. Throwing herself out there letting him know she had changed.</text:p>
      <text:p text:style-name="P1"/>
      <text:p text:style-name="P1">Joe smi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21:16:15.202000000</meta:creation-date>
    <dc:date>2014-04-13T21:18:47.388000000</dc:date>
    <meta:editing-duration>P0D</meta:editing-duration>
    <meta:editing-cycles>1</meta:editing-cycles>
    <meta:document-statistic meta:table-count="0" meta:image-count="0" meta:object-count="0" meta:page-count="1" meta:paragraph-count="9" meta:word-count="104" meta:character-count="574" meta:non-whitespace-character-count="479"/>
    <meta:generator>LibreOffice/4.1.5.3$Windows_x86 LibreOffice_project/1c1366bba2ba2b554cd2ca4d87c06da81c05d24</meta:generator>
  </office:meta>
</office:document-meta>
</file>